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dc" officeooo:paragraph-rsid="001401dc"/>
    </style:style>
    <style:style style:name="P2" style:family="paragraph" style:parent-style-name="Standard">
      <style:text-properties officeooo:rsid="00146d16" officeooo:paragraph-rsid="00146d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llo Mayank.</text:p>
      <text:p text:style-name="P2"/>
      <text:p text:style-name="P2">This branch is Mayanktesting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2:22:38.733865365</meta:creation-date>
    <dc:date>2014-05-27T10:00:50.622336562</dc:date>
    <meta:editing-duration>P0D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1" meta:paragraph-count="2" meta:word-count="7" meta:character-count="48" meta:non-whitespace-character-count="43"/>
  </office:meta>
</office:document-meta>
</file>